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3291in"/>
    </style:style>
    <style:style style:name="co2" style:family="table-column">
      <style:table-column-properties fo:break-before="auto" style:column-width="2.981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126in"/>
    </style:style>
    <style:style style:name="co5" style:family="table-column">
      <style:table-column-properties fo:break-before="auto" style:column-width="1.4256in"/>
    </style:style>
    <style:style style:name="co6" style:family="table-column">
      <style:table-column-properties fo:break-before="auto" style:column-width="0.9354in"/>
    </style:style>
    <style:style style:name="co7" style:family="table-column">
      <style:table-column-properties fo:break-before="auto" style:column-width="0.4346in"/>
    </style:style>
    <style:style style:name="co8" style:family="table-column">
      <style:table-column-properties fo:break-before="auto" style:column-width="1.8717in"/>
    </style:style>
    <style:style style:name="co9" style:family="table-column">
      <style:table-column-properties fo:break-before="auto" style:column-width="1.1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Information" table:style-name="ta1">
        <table:table-column table:style-name="co1" table:default-cell-style-name="ce1"/>
        <table:table-column table:style-name="co2" table:default-cell-style-name="ce3"/>
        <table:table-row table:style-name="ro1">
          <table:table-cell table:style-name="Default"/>
          <table:table-cell table:style-name="ce1" office:value-type="string" calcext:value-type="string">
            <text:p>VC707</text:p>
          </table:table-cell>
        </table:table-row>
        <table:table-row table:style-name="ro1">
          <table:table-cell office:value-type="string" calcext:value-type="string">
            <text:p>Manufacturer</text:p>
          </table:table-cell>
          <table:table-cell table:style-name="ce2" office:value-type="string" calcext:value-type="string">
            <text:p>Xilinx</text:p>
          </table:table-cell>
        </table:table-row>
        <table:table-row table:style-name="ro1">
          <table:table-cell office:value-type="string" calcext:value-type="string">
            <text:p>Device Family</text:p>
          </table:table-cell>
          <table:table-cell office:value-type="string" calcext:value-type="string">
            <text:p>Virtex 7</text:p>
          </table:table-cell>
        </table:table-row>
        <table:table-row table:style-name="ro1">
          <table:table-cell office:value-type="string" calcext:value-type="string">
            <text:p>Speed Grade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VCCBRAM (nominal)</text:p>
          </table:table-cell>
          <table:table-cell office:value-type="string" calcext:value-type="string">
            <text:p>1 V</text:p>
          </table:table-cell>
        </table:table-row>
        <table:table-row table:style-name="ro1">
          <table:table-cell office:value-type="string" calcext:value-type="string">
            <text:p>#BRAMs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Size of each BRAM</text:p>
          </table:table-cell>
          <table:table-cell office:value-type="string" calcext:value-type="string">
            <text:p>16 kbits</text:p>
          </table:table-cell>
        </table:table-row>
        <table:table-row table:style-name="ro1">
          <table:table-cell office:value-type="string" calcext:value-type="string">
            <text:p>Manufacturing technology</text:p>
          </table:table-cell>
          <table:table-cell office:value-type="string" calcext:value-type="string">
            <text:p>28 nm</text:p>
          </table:table-cell>
        </table:table-row>
      </table:table>
      <table:table table:name="#Faults" table:style-name="ta1">
        <table:table-column table:style-name="co4" table:default-cell-style-name="ce1"/>
        <table:table-column table:style-name="co3" table:number-columns-repeated="6" table:default-cell-style-name="ce3"/>
        <table:table-column table:style-name="co5" table:default-cell-style-name="ce3"/>
        <table:table-row table:style-name="ro1">
          <table:table-cell office:value-type="string" calcext:value-type="string">
            <text:p>VCCBRAM (V)</text:p>
          </table:table-cell>
          <table:table-cell office:value-type="string" calcext:value-type="string">
            <text:p>Vmin= 0.6</text:p>
          </table:table-cell>
          <table:table-cell office:value-type="float" office:value="0.59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 office:value-type="float" office:value="0.57" calcext:value-type="float">
            <text:p>0.57</text:p>
          </table:table-cell>
          <table:table-cell office:value-type="float" office:value="0.56" calcext:value-type="float">
            <text:p>0.56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Vcrash= 0.54</text:p>
          </table:table-cell>
        </table:table-row>
        <table:table-row table:style-name="ro1">
          <table:table-cell office:value-type="string" calcext:value-type="string">
            <text:p>Total fault Count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46" calcext:value-type="float">
            <text:p>146</text:p>
          </table:table-cell>
          <table:table-cell office:value-type="float" office:value="772" calcext:value-type="float">
            <text:p>772</text:p>
          </table:table-cell>
          <table:table-cell office:value-type="float" office:value="2732" calcext:value-type="float">
            <text:p>2732</text:p>
          </table:table-cell>
          <table:table-cell office:value-type="float" office:value="7520" calcext:value-type="float">
            <text:p>7520</text:p>
          </table:table-cell>
          <table:table-cell office:value-type="float" office:value="23706" calcext:value-type="float">
            <text:p>23706</text:p>
          </table:table-cell>
        </table:table-row>
      </table:table>
      <table:table table:name="Floorplan" table:style-name="ta1">
        <table:table-column table:style-name="co6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BR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8" calcext:value-type="float">
            <text:p>13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5" calcext:value-type="float">
            <text:p>135</text:p>
          </table:table-cell>
          <table:table-cell table:number-columns-repeated="3"/>
          <table:table-cell table:style-name="ce1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6" calcext:value-type="float">
            <text:p>136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32" calcext:value-type="float">
            <text:p>132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2" calcext:value-type="float">
            <text:p>132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38" calcext:value-type="float">
            <text:p>13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36" calcext:value-type="float">
            <text:p>136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38" calcext:value-type="float">
            <text:p>138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" calcext:value-type="float">
            <text:p>7</text:p>
          </table:table-cell>
          <table:table-cell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" calcext:value-type="float">
            <text:p>7</text:p>
          </table:table-cell>
          <table:table-cell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" calcext:value-type="float">
            <text:p>9</text:p>
          </table:table-cell>
          <table:table-cell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" calcext:value-type="float">
            <text:p>9</text:p>
          </table:table-cell>
          <table:table-cell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" calcext:value-type="float">
            <text:p>14</text:p>
          </table:table-cell>
          <table:table-cell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" calcext:value-type="float">
            <text:p>14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" calcext:value-type="float">
            <text:p>14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" calcext:value-type="float">
            <text:p>12</text:p>
          </table:table-cell>
          <table:table-cell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" calcext:value-type="float">
            <text:p>14</text:p>
          </table:table-cell>
          <table:table-cell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2" calcext:value-type="float">
            <text:p>12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" calcext:value-type="float">
            <text:p>14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" calcext:value-type="float">
            <text:p>13</text:p>
          </table:table-cell>
          <table:table-cell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" calcext:value-type="float">
            <text:p>13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" calcext:value-type="float">
            <text:p>14</text:p>
          </table:table-cell>
          <table:table-cell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" calcext:value-type="float">
            <text:p>14</text:p>
          </table:table-cell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3" calcext:value-type="float">
            <text:p>13</text:p>
          </table:table-cell>
          <table:table-cell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" calcext:value-type="float">
            <text:p>14</text:p>
          </table:table-cell>
          <table:table-cell office:value-type="float" office:value="138" calcext:value-type="float">
            <text:p>138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" calcext:value-type="float">
            <text:p>14</text:p>
          </table:table-cell>
          <table:table-cell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" calcext:value-type="float">
            <text:p>11</text:p>
          </table:table-cell>
          <table:table-cell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" calcext:value-type="float">
            <text:p>12</text:p>
          </table:table-cell>
          <table:table-cell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" calcext:value-type="float">
            <text:p>11</text:p>
          </table:table-cell>
          <table:table-cell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" calcext:value-type="float">
            <text:p>7</text:p>
          </table:table-cell>
          <table:table-cell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" calcext:value-type="float">
            <text:p>7</text:p>
          </table:table-cell>
          <table:table-cell office:value-type="float" office:value="138" calcext:value-type="float">
            <text:p>138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" calcext:value-type="float">
            <text:p>8</text:p>
          </table:table-cell>
          <table:table-cell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" calcext:value-type="float">
            <text:p>9</text:p>
          </table:table-cell>
          <table:table-cell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" calcext:value-type="float">
            <text:p>9</text:p>
          </table:table-cell>
          <table:table-cell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3" calcext:value-type="float">
            <text:p>13</text:p>
          </table:table-cell>
          <table:table-cell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" calcext:value-type="float">
            <text:p>13</text:p>
          </table:table-cell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3" calcext:value-type="float">
            <text:p>13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3" calcext:value-type="float">
            <text:p>13</text:p>
          </table:table-cell>
          <table:table-cell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3" calcext:value-type="float">
            <text:p>13</text:p>
          </table:table-cell>
          <table:table-cell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" calcext:value-type="float">
            <text:p>14</text:p>
          </table:table-cell>
          <table:table-cell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" calcext:value-type="float">
            <text:p>14</text:p>
          </table:table-cell>
          <table:table-cell office:value-type="float" office:value="136" calcext:value-type="float">
            <text:p>136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" calcext:value-type="float">
            <text:p>14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3" calcext:value-type="float">
            <text:p>13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3" calcext:value-type="float">
            <text:p>13</text:p>
          </table:table-cell>
          <table:table-cell office:value-type="float" office:value="134" calcext:value-type="float">
            <text:p>134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" calcext:value-type="float">
            <text:p>14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" calcext:value-type="float">
            <text:p>14</text:p>
          </table:table-cell>
          <table:table-cell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" calcext:value-type="float">
            <text:p>14</text:p>
          </table:table-cell>
          <table:table-cell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" calcext:value-type="float">
            <text:p>12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" calcext:value-type="float">
            <text:p>14</text:p>
          </table:table-cell>
          <table:table-cell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" calcext:value-type="float">
            <text:p>14</text:p>
          </table:table-cell>
          <table:table-cell office:value-type="float" office:value="134" calcext:value-type="float">
            <text:p>134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" calcext:value-type="float">
            <text:p>13</text:p>
          </table:table-cell>
          <table:table-cell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" calcext:value-type="float">
            <text:p>14</text:p>
          </table:table-cell>
          <table:table-cell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3" calcext:value-type="float">
            <text:p>13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" calcext:value-type="float">
            <text:p>6</text:p>
          </table:table-cell>
          <table:table-cell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table:number-columns-repeated="5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table:number-columns-repeated="5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table:number-columns-repeated="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table:number-columns-repeated="5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5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table:number-columns-repeated="5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  <table:table-cell table:number-columns-repeated="5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table:number-columns-repeated="5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table:number-columns-repeated="5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5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table:number-columns-repeated="5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5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table:number-columns-repeated="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table:number-columns-repeated="5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  <table:table-cell table:number-columns-repeated="5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table:number-columns-repeated="5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table:number-columns-repeated="5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table:number-columns-repeated="5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table:number-columns-repeated="5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table:number-columns-repeated="5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</table:table>
      <table:named-expressions/>
      <table:database-ranges>
        <table:database-range table:name="__Anonymous_Sheet_DB__2" table:target-range-address="Floorplan.A2:Floorplan.C20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1">00/00/0000</text:date>, <text:time style:data-style-name="N2" text:time-value="13:12:27.5004648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salami </meta:initial-creator>
    <meta:creation-date>2019-02-20T17:37:26.157409074</meta:creation-date>
    <dc:date>2019-02-21T15:39:09.619284270</dc:date>
    <dc:creator>bsalami </dc:creator>
    <meta:editing-duration>PT2H27M57S</meta:editing-duration>
    <meta:editing-cycles>17</meta:editing-cycles>
    <meta:generator>LibreOffice/4.2.8.2$Linux_X86_64 LibreOffice_project/420$Build-2</meta:generator>
    <meta:document-statistic meta:table-count="3" meta:cell-count="6214" meta:object-count="0"/>
  </office:meta>
</office:document-meta>
</file>